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D0BCE483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E000000DD000000DD7195D5D9.svm"/>
  <manifest:file-entry manifest:media-type="" manifest:full-path="Object 2/Pictures/2000000E000000DD000000DD332AEEF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9.3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MIN([.A4:.A603])" office:value-type="float" office:value="69">
            <text:p>69</text:p>
          </table:table-cell>
          <table:table-cell table:formula="of:=MIN([.B4:.B603])" office:value-type="float" office:value="2">
            <text:p>2</text:p>
          </table:table-cell>
          <table:table-cell table:formula="of:=MIN([.C4:.C603])" office:value-type="float" office:value="10">
            <text:p>10</text:p>
          </table:table-cell>
          <table:table-cell table:formula="of:=MIN([.D4:.D603])" office:value-type="float" office:value="65">
            <text:p>65</text:p>
          </table:table-cell>
          <table:table-cell table:formula="of:=MIN([.E4:.E603])" office:value-type="float" office:value="15">
            <text:p>15</text:p>
          </table:table-cell>
        </table:table-row>
        <table:table-row table:style-name="ro1">
          <table:table-cell table:formula="of:=AVERAGE([.A4:.A603])" office:value-type="float" office:value="69.9383333333333">
            <text:p>69,94</text:p>
          </table:table-cell>
          <table:table-cell table:formula="of:=AVERAGE([.B4:.B303])" office:value-type="float" office:value="51.7933333333333">
            <text:p>51,79</text:p>
          </table:table-cell>
          <table:table-cell table:formula="of:=AVERAGE([.C4:.C303])" office:value-type="float" office:value="68.0766666666667">
            <text:p>68,08</text:p>
          </table:table-cell>
          <table:table-cell table:formula="of:=AVERAGE([.D4:.D603])" office:value-type="float" office:value="70.4516666666667">
            <text:p>70,45</text:p>
          </table:table-cell>
          <table:table-cell table:formula="of:=AVERAGE([.E4:.E303])" office:value-type="float" office:value="60.94">
            <text:p>60,94</text:p>
          </table:table-cell>
        </table:table-row>
        <table:table-row table:style-name="ro1">
          <table:table-cell office:value-type="string">
            <text:p>GPU (Alfa = 1)</text:p>
          </table:table-cell>
          <table:table-cell table:style-name="ce1" office:value-type="string">
            <text:p>CPU (Single Thread, Alfa = 0)</text:p>
          </table:table-cell>
          <table:table-cell office:value-type="string">
            <text:p>CPU (Multi Thread, <text:s text:c="6"/>Alfa = 0)</text:p>
          </table:table-cell>
          <table:table-cell office:value-type="string">
            <text:p>GPU + CPU (Multi Thread, Alfa = 0.5)</text:p>
          </table:table-cell>
          <table:table-cell office:value-type="string">
            <text:p>GPU + CPU (Single Thread, Alfa = 0.5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  <draw:frame table:end-cell-address="Sheet1.G23" table:end-x="1.333cm" table:end-y="0.348cm" draw:z-index="1" draw:style-name="gr1" svg:width="21.967cm" svg:height="6.987cm" svg:x="4.292cm" svg:y="0.135cm">
              <draw:object draw:notify-on-update-of-ranges="Sheet1.B3:Sheet1.B3 Sheet1.B4:Sheet1.B303 Sheet1.E3:Sheet1.E3 Sheet1.E4:Sheet1.E3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  <draw:frame table:end-cell-address="Sheet1.G44" table:end-x="1.391cm" table:end-y="0.452cm" draw:z-index="0" draw:style-name="gr1" svg:width="21.967cm" svg:height="6.987cm" svg:x="4.35cm" svg:y="0.239cm">
              <draw:object draw:notify-on-update-of-ranges="Sheet1.C3:Sheet1.C3 Sheet1.C4:Sheet1.C303 Sheet1.D3:Sheet1.D3 Sheet1.D4:Sheet1.D3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number-columns-repeated="2"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table:number-columns-repeated="2"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table:number-columns-repeated="2" office:value-type="float" office:value="70">
            <text:p>7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1">
            <text:p>5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table:number-columns-repeated="2"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0">
            <text:p>7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3">23/07/2009</text:date>, <text:time>22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7-23T22:57:10.78</dc:date>
    <meta:editing-duration>PT06H16M56S</meta:editing-duration>
    <meta:editing-cycles>22</meta:editing-cycles>
    <meta:generator>OpenOffice.org/3.1$Win32 OpenOffice.org_project/310m11$Build-9399</meta:generator>
    <meta:document-statistic meta:table-count="3" meta:cell-count="30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E000000DD000000DDD0BCE483.svm" xlink:type="simple" xlink:actuate="onLoad"/>
      </style:chart-properties>
      <style:graphic-properties svg:stroke-width="0.03cm" svg:stroke-color="#00cccc" svg:stroke-opacity="100%" draw:fill-color="#00cccc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3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start" svg:x="16.741cm" svg:y="2.207cm" chart:style-name="ch3"/>
        <chart:plot-area chart:style-name="ch4" table:cell-range-address="Sheet1.C3:Sheet1.D303" chart:data-source-has-labels="row" svg:x="0.675cm" svg:y="0.78cm" svg:width="15.556cm" svg:height="5.989cm">
          <chart:axis chart:dimension="x" chart:name="primary-x" chart:style-name="ch5">
            <chart:title svg:x="8.182cm" svg:y="6.231cm" chart:style-name="ch6">
              <text:p>Frame</text:p>
            </chart:title>
          </chart:axis>
          <chart:axis chart:dimension="y" chart:name="primary-y" chart:style-name="ch7">
            <chart:title svg:x="0.437cm" svg:y="5.354cm" chart:style-name="ch8">
              <text:p>Frames por segundo</text:p>
            </chart:title>
            <chart:grid chart:style-name="ch9" chart:class="major"/>
          </chart:axis>
          <chart:series chart:style-name="ch10" chart:values-cell-range-address="Sheet1.C4:Sheet1.C303" chart:label-cell-address="Sheet1.C3:Sheet1.C3" chart:class="chart:line">
            <chart:data-point chart:repeated="300"/>
          </chart:series>
          <chart:series chart:style-name="ch11" chart:values-cell-range-address="Sheet1.D4:Sheet1.D303" chart:label-cell-address="Sheet1.D3:Sheet1.D3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PU (Multi Thread,       Alfa = 0)</text:p>
              </table:table-cell>
              <table:table-cell office:value-type="string">
                <text:p text:id="Sheet1.D3:Sheet1.D3">GPU + CPU (Multi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 text:id="Sheet1.C4:Sheet1.C303">71</text:p>
              </table:table-cell>
              <table:table-cell office:value-type="float" office:value="72">
                <text:p text:id="Sheet1.D4:Sheet1.D303"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E000000DD000000DD7195D5D9.svm" xlink:type="simple" xlink:actuate="onLoad"/>
      </style:chart-properties>
      <style:graphic-properties draw:stroke="solid" svg:stroke-width="0.03cm" svg:stroke-color="#00b8ff" svg:stroke-opacity="100%" draw:fill-color="#00b8ff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>
        <chart:symbol-image xlink:href="Pictures/2000000E000000DD000000DD332AEEF0.svm" xlink:type="simple" xlink:actuate="onLoad"/>
      </style:chart-properties>
      <style:graphic-properties svg:stroke-width="0.03cm" svg:stroke-color="#dc2300" draw:fill-color="#dc2300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732cm" svg:y="2.315cm" chart:style-name="ch3"/>
        <chart:plot-area chart:style-name="ch4" table:cell-range-address="Sheet1.B3:Sheet1.B303 Sheet1.E3:Sheet1.E303" chart:data-source-has-labels="row" svg:x="0.675cm" svg:y="0.78cm" svg:width="15.556cm" svg:height="5.989cm">
          <chart:axis chart:dimension="x" chart:name="primary-x" chart:style-name="ch5">
            <chart:title svg:x="8.182cm" svg:y="6.231cm" chart:style-name="ch6">
              <text:p>Frame</text:p>
            </chart:title>
          </chart:axis>
          <chart:axis chart:dimension="y" chart:name="primary-y" chart:style-name="ch7">
            <chart:title svg:x="0.437cm" svg:y="5.354cm" chart:style-name="ch8">
              <text:p>Frames por segundo</text:p>
            </chart:title>
            <chart:grid chart:style-name="ch9" chart:class="major"/>
          </chart:axis>
          <chart:series chart:style-name="ch10" chart:values-cell-range-address="Sheet1.B4:Sheet1.B303" chart:label-cell-address="Sheet1.B3:Sheet1.B3" chart:class="chart:line">
            <chart:data-point chart:repeated="300"/>
          </chart:series>
          <chart:series chart:style-name="ch11" chart:values-cell-range-address="Sheet1.E4:Sheet1.E303" chart:label-cell-address="Sheet1.E3:Sheet1.E3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CPU (Single Thread, Alfa = 0)</text:p>
              </table:table-cell>
              <table:table-cell office:value-type="string">
                <text:p text:id="Sheet1.E3:Sheet1.E3"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 text:id="Sheet1.B4:Sheet1.B303">70</text:p>
              </table:table-cell>
              <table:table-cell office:value-type="float" office:value="70">
                <text:p text:id="Sheet1.E4:Sheet1.E303"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